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.02cm" fo:min-width="3.818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782cm" fo:min-width="6.866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3.052cm" fo:min-width="10.168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782cm" fo:min-width="6.612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eeeeee"/>
      <style:paragraph-properties fo:text-align="star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18cm" svg:height="1.27cm" svg:x="1.778cm" svg:y="0.762cm">
          <text:p text:style-name="P1">Load daily fil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66cm" svg:height="2.032cm" svg:x="1.778cm" svg:y="2.794cm">
          <text:p text:style-name="P3">Remove spectra with</text:p>
          <text:p text:style-name="P3">pre-identified bad RM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668cm" svg:height="3.302cm" svg:x="1.778cm" svg:y="5.588cm">
          <text:p text:style-name="P3">Keep data based on </text:p>
          <text:p text:style-name="P3">LST</text:p>
          <text:p text:style-name="P3">Sun and Moon Elevation</text:p>
          <text:p text:style-name="P3">Ambient temperature and humidity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112cm" svg:height="2.032cm" svg:x="1.778cm" svg:y="9.652cm">
          <text:p text:style-name="P3">Apply calibration to all </text:p>
          <text:p text:style-name="P3">spectra simultaneousl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23:11:33.641339576</meta:creation-date>
    <dc:date>2018-03-31T13:24:01.647236762</dc:date>
    <meta:editing-duration>PT14H1M37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